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39cm"/>
    </style:style>
    <style:style style:name="co2" style:family="table-column">
      <style:table-column-properties fo:break-before="auto" style:column-width="5.046cm"/>
    </style:style>
    <style:style style:name="co3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2.787cm"/>
    </style:style>
    <style:style style:name="co5" style:family="table-column">
      <style:table-column-properties fo:break-before="auto" style:column-width="6.736cm"/>
    </style:style>
    <style:style style:name="co6" style:family="table-column">
      <style:table-column-properties fo:break-before="auto" style:column-width="4.0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ven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cterms:identifier</text:p>
          </table:table-cell>
          <table:table-cell office:value-type="string" calcext:value-type="string">
            <text:p>dcterms:spatial</text:p>
          </table:table-cell>
          <table:table-cell office:value-type="string" calcext:value-type="string">
            <text:p>aorum:cityOfCreation</text:p>
          </table:table-cell>
          <table:table-cell office:value-type="string" calcext:value-type="string">
            <text:p>spatial:harmonise</text:p>
          </table:table-cell>
          <table:table-cell office:value-type="string" calcext:value-type="string">
            <text:p>spatial:incertain</text:p>
          </table:table-cell>
          <table:table-cell office:value-type="string" calcext:value-type="string">
            <text:p>cityOfCreation:harmonise</text:p>
          </table:table-cell>
          <table:table-cell office:value-type="string" calcext:value-type="string">
            <text:p>cityOfCreation:incertain</text:p>
          </table:table-cell>
        </table:table-row>
        <table:table-row table:style-name="ro1">
          <table:table-cell office:value-type="string" calcext:value-type="string">
            <text:p>PBE1620FF2Lou01</text:p>
          </table:table-cell>
          <table:table-cell office:value-type="string" calcext:value-type="string">
            <text:p>Pays-Bas espagnols (XVIIᵉ s)</text:p>
          </table:table-cell>
          <table:table-cell office:value-type="string" calcext:value-type="string">
            <text:p>Anvers</text:p>
          </table:table-cell>
          <table:table-cell office:value-type="string" calcext:value-type="string">
            <text:p>Pays-Bas espagnols (XVI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v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E1630JB2Bes01</text:p>
          </table:table-cell>
          <table:table-cell office:value-type="string" calcext:value-type="string">
            <text:p>Pays-Bas espagnols (XVIIᵉ s)</text:p>
          </table:table-cell>
          <table:table-cell office:value-type="string" calcext:value-type="string">
            <text:p>Anvers</text:p>
          </table:table-cell>
          <table:table-cell office:value-type="string" calcext:value-type="string">
            <text:p>Pays-Bas espagnols (XVI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v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16AAlBud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Ratisbonne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tisbon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16JvCLou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Anvers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v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00MSBNG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Cologne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og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05MSBNG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Cologne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og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1528HolJLou01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Angleter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1528HolJLou02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Angleter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530AnoBvSE01</text:p>
          </table:table-cell>
          <table:table-cell office:value-type="string" calcext:value-type="string">
            <text:p>Royaume de France</text:p>
          </table:table-cell>
          <table:table-cell/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Royaume de Franc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510AnoBvSE01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Beauvais</text:p>
          </table:table-cell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uva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510AnoBvSE02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Beauvais</text:p>
          </table:table-cell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uva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510AnoBvSE03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Beauvais</text:p>
          </table:table-cell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uva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510AnoBvSE04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Beauvais</text:p>
          </table:table-cell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uva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550AnoArras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Arras</text:p>
          </table:table-cell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490BeugMMB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Amiens</text:p>
          </table:table-cell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ie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01BosPra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Bois-le-Duc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s-le-Du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12MSBatNG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Cologne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og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06LCaNG01</text:p>
          </table:table-cell>
          <table:table-cell office:value-type="string" calcext:value-type="string">
            <text:p>Pays germaniques</text:p>
          </table:table-cell>
          <table:table-cell/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 germaniqu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06LCaNG02</text:p>
          </table:table-cell>
          <table:table-cell office:value-type="string" calcext:value-type="string">
            <text:p>Pays germaniques</text:p>
          </table:table-cell>
          <table:table-cell/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 germaniqu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30AnoNG01</text:p>
          </table:table-cell>
          <table:table-cell office:value-type="string" calcext:value-type="string">
            <text:p>Pays germaniques</text:p>
          </table:table-cell>
          <table:table-cell/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 germaniqu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06QMetNG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Anvers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v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10QMetNG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Anvers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v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10QMetNG02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Anvers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v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15GDNG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Brugge (?)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g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Ba1515GDNG02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Brugge (?)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g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1525HWertNG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ni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1533HHJNG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Angleter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29BaegNG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Wesel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s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29BaegNG02</text:p>
          </table:table-cell>
          <table:table-cell office:value-type="string" calcext:value-type="string">
            <text:p>Pays germaniques</text:p>
          </table:table-cell>
          <table:table-cell/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 germaniqu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14HBGNG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Fribourg-en-Brisgau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bourg-en-Brisg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12HBGNG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Strasbourg (?)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sbou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Ba1520JMNG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Haarlem (?)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arl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Ba1520JBellNG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Douai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a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50MFPNG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Anvers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v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1AmB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Lombardi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mbard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1AmBNG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Lombardi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mbard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SBottNG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Bott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BottNG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AMa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antoue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to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500AMaNG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antoue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to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500AMaNG03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antoue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to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502LCoetcollNG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Bologn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log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VFoNG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NPi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a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NPiNG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a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0BFuNG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Sienn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en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5AnoNordNG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40GFerr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ilan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522LMa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a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1500NBeParESG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54FFloKSMKA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Anvers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v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25JCVLou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Malines (?)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i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Ba1525BvOBoij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xell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20BvOCPAS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xell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21MSMiNYHD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27JGoMuAPi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Middelburg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ddelbur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00DJaLou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30SBeLou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Bruges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g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17JGoLou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Middelburg (?)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ddelbu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Ba1515JBeerNG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Anvers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v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20LMaNG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a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4LMaNG03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a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6LMaNG04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a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22LMaNG05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a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35GPa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a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40MoNG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50ASch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Venis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2RaphNG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5RaphNG02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7RaphNG03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512BLo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Carpi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p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38GCarpi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a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520BacchNG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7MarzNG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Venise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n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500MarzNG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Venise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n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1520AWoeMuAPi01</text:p>
          </table:table-cell>
          <table:table-cell office:value-type="string" calcext:value-type="string">
            <text:p>Pays germaniques</text:p>
          </table:table-cell>
          <table:table-cell/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 germaniqu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20AWoeMuAPi02</text:p>
          </table:table-cell>
          <table:table-cell office:value-type="string" calcext:value-type="string">
            <text:p>Pays germaniques</text:p>
          </table:table-cell>
          <table:table-cell/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 germaniqu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26HWertMuAPi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Landshut (?)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dsh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1526HWertMuAPi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Landshut (?)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dsh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BE1598JB1NG</text:p>
          </table:table-cell>
          <table:table-cell office:value-type="string" calcext:value-type="string">
            <text:p>Pays-Bas espagnols (XVIIᵉ s)</text:p>
          </table:table-cell>
          <table:table-cell office:value-type="string" calcext:value-type="string">
            <text:p>Anvers</text:p>
          </table:table-cell>
          <table:table-cell office:value-type="string" calcext:value-type="string">
            <text:p>Pays-Bas espagnols (XVI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v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E1620AnoNG</text:p>
          </table:table-cell>
          <table:table-cell office:value-type="string" calcext:value-type="string">
            <text:p>Pays-Bas espagnols (XVIIᵉ s)</text:p>
          </table:table-cell>
          <table:table-cell/>
          <table:table-cell office:value-type="string" calcext:value-type="string">
            <text:p>Pays-Bas espagnols (XVI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 espagnol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615KroGNM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Schneeberg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hneeber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30BruyGNM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Cologne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og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49HBeGNM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Heidelberg (?)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idelbe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1525HPlaGNM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Nuremberg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rember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12MSchMuAPi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Ulm (?)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1535BBeGNM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ni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00GDatLyonMBA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Bruges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g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BMoLyonMBA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5PerLyonMBA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Pérouse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éro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1520AnoLyonMBA01</text:p>
          </table:table-cell>
          <table:table-cell office:value-type="string" calcext:value-type="string">
            <text:p>Royaume de France</text:p>
          </table:table-cell>
          <table:table-cell/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Royaume de Franc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505MMahLyonMBA01</text:p>
          </table:table-cell>
          <table:table-cell office:value-type="string" calcext:value-type="string">
            <text:p>Royaume de France</text:p>
          </table:table-cell>
          <table:table-cell/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Royaume de Franc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505MMahLyonMBA02</text:p>
          </table:table-cell>
          <table:table-cell office:value-type="string" calcext:value-type="string">
            <text:p>Royaume de France</text:p>
          </table:table-cell>
          <table:table-cell/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Royaume de Franc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505MMahLyonMBA03</text:p>
          </table:table-cell>
          <table:table-cell office:value-type="string" calcext:value-type="string">
            <text:p>Royaume de France</text:p>
          </table:table-cell>
          <table:table-cell/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Royaume de Franc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505MMahLyonMBA04</text:p>
          </table:table-cell>
          <table:table-cell office:value-type="string" calcext:value-type="string">
            <text:p>Royaume de France</text:p>
          </table:table-cell>
          <table:table-cell/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Royaume de Franc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505MMahLyonMBA05</text:p>
          </table:table-cell>
          <table:table-cell office:value-type="string" calcext:value-type="string">
            <text:p>Royaume de France</text:p>
          </table:table-cell>
          <table:table-cell/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Royaume de Franc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505MMahLyonMBA06</text:p>
          </table:table-cell>
          <table:table-cell office:value-type="string" calcext:value-type="string">
            <text:p>Royaume de France</text:p>
          </table:table-cell>
          <table:table-cell/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Royaume de Franc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505MMahLyonMBA07</text:p>
          </table:table-cell>
          <table:table-cell office:value-type="string" calcext:value-type="string">
            <text:p>Royaume de France</text:p>
          </table:table-cell>
          <table:table-cell/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Royaume de Franc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505MMahLyonMBA08</text:p>
          </table:table-cell>
          <table:table-cell office:value-type="string" calcext:value-type="string">
            <text:p>Royaume de France</text:p>
          </table:table-cell>
          <table:table-cell/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Royaume de Franc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507ClGLyonMBA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y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1500MSCPaLyonMBA01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Castille</text:p>
          </table:table-cell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til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1500MSCPaLyonMBA02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Castille</text:p>
          </table:table-cell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til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623JStLyonMBA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00AnoChMBA01</text:p>
          </table:table-cell>
          <table:table-cell office:value-type="string" calcext:value-type="string">
            <text:p>Pays germaniques</text:p>
          </table:table-cell>
          <table:table-cell/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 germaniqu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AnoChMBA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AnoChMBA03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1530MRSJChMBA01</text:p>
          </table:table-cell>
          <table:table-cell office:value-type="string" calcext:value-type="string">
            <text:p>Espagne</text:p>
          </table:table-cell>
          <table:table-cell/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Espag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1530MRSJChMBA02</text:p>
          </table:table-cell>
          <table:table-cell office:value-type="string" calcext:value-type="string">
            <text:p>Espagne</text:p>
          </table:table-cell>
          <table:table-cell/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Espag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637AnoGui</text:p>
          </table:table-cell>
          <table:table-cell office:value-type="string" calcext:value-type="string">
            <text:p>Royaume de France</text:p>
          </table:table-cell>
          <table:table-cell/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Royaume de Franc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15JvCMuAPi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Anvers (?)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v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Ba1557AnoPhiMA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90FariVerCas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1629RembMH</text:p>
          </table:table-cell>
          <table:table-cell office:value-type="string" calcext:value-type="string">
            <text:p>Provinces-Unies</text:p>
          </table:table-cell>
          <table:table-cell office:value-type="string" calcext:value-type="string">
            <text:p>Leyde</text:p>
          </table:table-cell>
          <table:table-cell office:value-type="string" calcext:value-type="string">
            <text:p>Provinces-Un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y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1656VermMET</text:p>
          </table:table-cell>
          <table:table-cell office:value-type="string" calcext:value-type="string">
            <text:p>Provinces-Unies</text:p>
          </table:table-cell>
          <table:table-cell office:value-type="string" calcext:value-type="string">
            <text:p>Delft</text:p>
          </table:table-cell>
          <table:table-cell office:value-type="string" calcext:value-type="string">
            <text:p>Provinces-Un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f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1657vMierKHM</text:p>
          </table:table-cell>
          <table:table-cell office:value-type="string" calcext:value-type="string">
            <text:p>Provinces-Unies</text:p>
          </table:table-cell>
          <table:table-cell office:value-type="string" calcext:value-type="string">
            <text:p>Leyde</text:p>
          </table:table-cell>
          <table:table-cell office:value-type="string" calcext:value-type="string">
            <text:p>Provinces-Un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y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1650SchelGuim</text:p>
          </table:table-cell>
          <table:table-cell office:value-type="string" calcext:value-type="string">
            <text:p>Provinces-Unies</text:p>
          </table:table-cell>
          <table:table-cell/>
          <table:table-cell office:value-type="string" calcext:value-type="string">
            <text:p>Provinces-Un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rovinces-Uni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165XSchelV&amp;A</text:p>
          </table:table-cell>
          <table:table-cell office:value-type="string" calcext:value-type="string">
            <text:p>Provinces-Unies</text:p>
          </table:table-cell>
          <table:table-cell/>
          <table:table-cell office:value-type="string" calcext:value-type="string">
            <text:p>Provinces-Un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rovinces-Uni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1641SaenRijks</text:p>
          </table:table-cell>
          <table:table-cell office:value-type="string" calcext:value-type="string">
            <text:p>Provinces-Unies</text:p>
          </table:table-cell>
          <table:table-cell office:value-type="string" calcext:value-type="string">
            <text:p>Haarlem</text:p>
          </table:table-cell>
          <table:table-cell office:value-type="string" calcext:value-type="string">
            <text:p>Provinces-Un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arle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ARomSMSM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5SGattiAQMNaz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1MAqRietiMC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8AnoRMSJeanLatran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37Bec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Sienn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en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37Bec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Sienn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en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60Ano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24Caro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94BZe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ilan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536GRo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antou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to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7Pont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69ACa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ilan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516Sacc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25GCal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6LCo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8AdS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françai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3RaphLou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75Per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Pérouse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éro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500Bolt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80AnoLou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BPe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BLuLou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670CDo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653CDoLou 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40PBo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25GSav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88Tinto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Venis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75JBa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55Vero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Venis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50PdC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75PerLou02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80LdCLou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7Raph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MdO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Ort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600AnoLou02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81AMa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antou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to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56AMa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Padou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do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75BdG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95AMaLou03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antou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to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AMaLou04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antou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to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96AMaLou05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antou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to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BATLou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75BdG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75FnoLiLou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75FnoLi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475LdV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Vérone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ér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475Sod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50BdP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antoue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to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507ASolLou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9ASolLou02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6RaphLou04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6RaphLou05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1RaphLou06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Città di Castello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ttà di Castel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5AdSLou02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2PerLou03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6LoSp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LMa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a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500GaroLou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a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75GdB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6MAlb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75BZeLou02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75PerLou04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Pérouse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éro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475PerLou05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FMa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75AmBLou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75AmBLou02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75AmBLou03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90CBraLouA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90CBraLouC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90CBraLouB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50GBelLou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50GBelLou02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50AnoLou03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50AnoLou04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94LdCLou02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AnoLou05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AnoLou06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AnoLou06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0AnoLou07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Q3SBottLou03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Q3FnoLiLou03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Q4NdLLouD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oligno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lig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Q4NdLLouE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oligno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lig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Q4NdLLouA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oligno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lig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Q4NdLLouC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oligno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lig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Q4NdLLouB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oligno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lig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60AnoLou08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Sienn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en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92NdLa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Sienn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en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Q3GdP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2Pintu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60AnoLou09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Q1SBottLou04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75BATLou02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Q3PerLou06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4Q3PerLou07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4Q3PerLou08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5X1GaroLou02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75Sell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Q3SBottLou05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50LoSpLou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AnoLou07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75FFr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X2Ano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75LdC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3FFr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Bologne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log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LFa1513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Raph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X1MDA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X2GMuz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1LoSpLou02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Q4NPi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PCocc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93Signo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75Ort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4GdiPa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8BFaLou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Gênes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ên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X1Ano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AnoLou08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15HWertBNM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Landshut (?)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dsh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1515HWertBNM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Landshut (?)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dsh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1515HWertBNM03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Landshut (?)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dsh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1515HWertBNM04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Landshut (?)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dsh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530GaroPamph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a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8GaroPamph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a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E1610JB1atPamph01</text:p>
          </table:table-cell>
          <table:table-cell office:value-type="string" calcext:value-type="string">
            <text:p>Pays-Bas espagnols (XVIIᵉ s)</text:p>
          </table:table-cell>
          <table:table-cell office:value-type="string" calcext:value-type="string">
            <text:p>Bruxelles (?)</text:p>
          </table:table-cell>
          <table:table-cell office:value-type="string" calcext:value-type="string">
            <text:p>Pays-Bas espagnols (XVI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xel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BE1600JB1HB1Pamph01</text:p>
          </table:table-cell>
          <table:table-cell office:value-type="string" calcext:value-type="string">
            <text:p>Pays-Bas espagnols (XVIIᵉ s)</text:p>
          </table:table-cell>
          <table:table-cell office:value-type="string" calcext:value-type="string">
            <text:p>Anvers (?)</text:p>
          </table:table-cell>
          <table:table-cell office:value-type="string" calcext:value-type="string">
            <text:p>Pays-Bas espagnols (XVI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v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510LMaPamph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a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600VanniPamph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Sienn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en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25AnoFerrPamph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a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05BStriGNM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Memmingen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ming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84LCaJGNM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Wittenberg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tenber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18AAlGNM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Ratisbonne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tisbon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20AAlGNM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Ratisbonne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tisbon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20AAlGNM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Ratisbonne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tisbon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20AAlGNM03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Ratisbonne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tisbon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15MRSbGNM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Augsbourg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gsbour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15MRSbGNM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Augsbourg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gsbour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22BBeGNM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Franken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22BBeGNM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Franken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05MGutGNM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Bodensee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dense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05MGutGNM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Bodensee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dense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1480MOeBDiBA01</text:p>
          </table:table-cell>
          <table:table-cell office:value-type="string" calcext:value-type="string">
            <text:p>Confédération helvétique</text:p>
          </table:table-cell>
          <table:table-cell office:value-type="string" calcext:value-type="string">
            <text:p>Baden</text:p>
          </table:table-cell>
          <table:table-cell office:value-type="string" calcext:value-type="string">
            <text:p>Confédération helvétiq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1516AnoDiBA01A</text:p>
          </table:table-cell>
          <table:table-cell office:value-type="string" calcext:value-type="string">
            <text:p>Confédération helvétique</text:p>
          </table:table-cell>
          <table:table-cell/>
          <table:table-cell office:value-type="string" calcext:value-type="string">
            <text:p>Confédération helvétiq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Confédération helvétiqu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1516AnoDiBA01B</text:p>
          </table:table-cell>
          <table:table-cell office:value-type="string" calcext:value-type="string">
            <text:p>Confédération helvétique</text:p>
          </table:table-cell>
          <table:table-cell/>
          <table:table-cell office:value-type="string" calcext:value-type="string">
            <text:p>Confédération helvétiq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Confédération helvétiqu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1480MOeBDiBA02A</text:p>
          </table:table-cell>
          <table:table-cell office:value-type="string" calcext:value-type="string">
            <text:p>Confédération helvétique</text:p>
          </table:table-cell>
          <table:table-cell office:value-type="string" calcext:value-type="string">
            <text:p>Baden</text:p>
          </table:table-cell>
          <table:table-cell office:value-type="string" calcext:value-type="string">
            <text:p>Confédération helvétiq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1480MOeBDiBA02B</text:p>
          </table:table-cell>
          <table:table-cell office:value-type="string" calcext:value-type="string">
            <text:p>Confédération helvétique</text:p>
          </table:table-cell>
          <table:table-cell office:value-type="string" calcext:value-type="string">
            <text:p>Baden</text:p>
          </table:table-cell>
          <table:table-cell office:value-type="string" calcext:value-type="string">
            <text:p>Confédération helvétiq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1480MOeBDiBA02C</text:p>
          </table:table-cell>
          <table:table-cell office:value-type="string" calcext:value-type="string">
            <text:p>Confédération helvétique</text:p>
          </table:table-cell>
          <table:table-cell office:value-type="string" calcext:value-type="string">
            <text:p>Baden</text:p>
          </table:table-cell>
          <table:table-cell office:value-type="string" calcext:value-type="string">
            <text:p>Confédération helvétiq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1480MOeBDiBA02D</text:p>
          </table:table-cell>
          <table:table-cell office:value-type="string" calcext:value-type="string">
            <text:p>Confédération helvétique</text:p>
          </table:table-cell>
          <table:table-cell office:value-type="string" calcext:value-type="string">
            <text:p>Baden</text:p>
          </table:table-cell>
          <table:table-cell office:value-type="string" calcext:value-type="string">
            <text:p>Confédération helvétiq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1480MOeBDiBA03A</text:p>
          </table:table-cell>
          <table:table-cell office:value-type="string" calcext:value-type="string">
            <text:p>Confédération helvétique</text:p>
          </table:table-cell>
          <table:table-cell office:value-type="string" calcext:value-type="string">
            <text:p>Baden</text:p>
          </table:table-cell>
          <table:table-cell office:value-type="string" calcext:value-type="string">
            <text:p>Confédération helvétiq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1480MOeBDiBA03B</text:p>
          </table:table-cell>
          <table:table-cell office:value-type="string" calcext:value-type="string">
            <text:p>Confédération helvétique</text:p>
          </table:table-cell>
          <table:table-cell office:value-type="string" calcext:value-type="string">
            <text:p>Baden</text:p>
          </table:table-cell>
          <table:table-cell office:value-type="string" calcext:value-type="string">
            <text:p>Confédération helvétiq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1500AnoDiBA01</text:p>
          </table:table-cell>
          <table:table-cell office:value-type="string" calcext:value-type="string">
            <text:p>Confédération helvétique</text:p>
          </table:table-cell>
          <table:table-cell/>
          <table:table-cell office:value-type="string" calcext:value-type="string">
            <text:p>Confédération helvétiq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Confédération helvétiqu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500AnoDiBA01</text:p>
          </table:table-cell>
          <table:table-cell office:value-type="string" calcext:value-type="string">
            <text:p>Royaume de France</text:p>
          </table:table-cell>
          <table:table-cell/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Royaume de Franc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80VFoDiBA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600AnoDiBA01</text:p>
          </table:table-cell>
          <table:table-cell office:value-type="string" calcext:value-type="string">
            <text:p>Royaume de France</text:p>
          </table:table-cell>
          <table:table-cell/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Royaume de Franc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55XAnoDiBA</text:p>
          </table:table-cell>
          <table:table-cell office:value-type="string" calcext:value-type="string">
            <text:p>Royaume de France</text:p>
          </table:table-cell>
          <table:table-cell/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Royaume de Franc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505MComDiBA</text:p>
          </table:table-cell>
          <table:table-cell office:value-type="string" calcext:value-type="string">
            <text:p>Royaume de France</text:p>
          </table:table-cell>
          <table:table-cell office:value-type="string" calcext:value-type="string">
            <text:p>Dijon</text:p>
          </table:table-cell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j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BramRijks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ilan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510LMaRijks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errare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a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490LCoRijks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85SellRijks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70ZagaRijks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5GaroRijks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25GFerrRijks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1475AnoRijks01</text:p>
          </table:table-cell>
          <table:table-cell office:value-type="string" calcext:value-type="string">
            <text:p>Espagne</text:p>
          </table:table-cell>
          <table:table-cell/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Espag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490AnoRijks01</text:p>
          </table:table-cell>
          <table:table-cell office:value-type="string" calcext:value-type="string">
            <text:p>Pays germaniques</text:p>
          </table:table-cell>
          <table:table-cell/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 germaniqu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57AnoRijks01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00MPerrRijks01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Anvers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v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35GaroRijks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480MLUrsRijks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Bruges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g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2CimaRijks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00AnoRijks01</text:p>
          </table:table-cell>
          <table:table-cell office:value-type="string" calcext:value-type="string">
            <text:p>Pays germaniques</text:p>
          </table:table-cell>
          <table:table-cell/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 germaniqu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475GleisRijks</text:p>
          </table:table-cell>
          <table:table-cell office:value-type="string" calcext:value-type="string">
            <text:p>Pays germaniques</text:p>
          </table:table-cell>
          <table:table-cell/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 germaniqu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00AnoRijks02</text:p>
          </table:table-cell>
          <table:table-cell office:value-type="string" calcext:value-type="string">
            <text:p>Pays germaniques</text:p>
          </table:table-cell>
          <table:table-cell/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 germaniqu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80MAlleRijks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481VCriRijks0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Venise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n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500AmBRijks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90MacrRijks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25PordRijks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0MFogoRijks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1609AnoRijks01</text:p>
          </table:table-cell>
          <table:table-cell office:value-type="string" calcext:value-type="string">
            <text:p>Provinces-Unies</text:p>
          </table:table-cell>
          <table:table-cell/>
          <table:table-cell office:value-type="string" calcext:value-type="string">
            <text:p>Provinces-Un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rovinces-Uni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1627vBorcRijks</text:p>
          </table:table-cell>
          <table:table-cell office:value-type="string" calcext:value-type="string">
            <text:p>Provinces-Unies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Provinces-Un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rech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E1610FF2Rijks</text:p>
          </table:table-cell>
          <table:table-cell office:value-type="string" calcext:value-type="string">
            <text:p>Pays-Bas espagnols (XVIIᵉ s)</text:p>
          </table:table-cell>
          <table:table-cell office:value-type="string" calcext:value-type="string">
            <text:p>Anvers</text:p>
          </table:table-cell>
          <table:table-cell office:value-type="string" calcext:value-type="string">
            <text:p>Pays-Bas espagnols (XVI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v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E1616FF2Rijks</text:p>
          </table:table-cell>
          <table:table-cell office:value-type="string" calcext:value-type="string">
            <text:p>Pays-Bas espagnols (XVIIᵉ s)</text:p>
          </table:table-cell>
          <table:table-cell office:value-type="string" calcext:value-type="string">
            <text:p>Anvers</text:p>
          </table:table-cell>
          <table:table-cell office:value-type="string" calcext:value-type="string">
            <text:p>Pays-Bas espagnols (XVI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v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600BosRijks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98FraBSMarc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AnoSMarc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463AMaOff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75VerroetLeoV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72LeoV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78FnoLi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93FnoLi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96FnoLi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95SBottOff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85SBott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87SBott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88SBott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89SBott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90PredisOff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92PerOff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93Per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PalmOff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MemOff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95LdCOff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5LdCOff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5FMainOff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85SignoOff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0SignoOff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0AnoOff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3RaphOff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8RaphOff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0BrescOff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0BugiaOff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0AdSOff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5AdSOff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3IndacOff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5Gran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7GranOff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0BugiaOff1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7Bacch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5Puli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22Leonbr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antoue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to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512PiombOff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74MAlbChaBA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 (?)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1459GBelCollP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50GCozLMdPP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616CDoMarBA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60DGhiLou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450MdRedPra03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435WeydPra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1445NFrancPra</text:p>
          </table:table-cell>
          <table:table-cell office:value-type="string" calcext:value-type="string">
            <text:p>Espagne</text:p>
          </table:table-cell>
          <table:table-cell/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Espag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7GRoGFPenPra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20JBeerEco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Anvers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v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6MdOgEco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80AnoEco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80AnoEco02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80AnoEco03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80AnoEco04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5SBottEco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519NBeEco</text:p>
          </table:table-cell>
          <table:table-cell office:value-type="string" calcext:value-type="string">
            <text:p>Royaume de France</text:p>
          </table:table-cell>
          <table:table-cell/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Royaume de Franc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500AnoEco01</text:p>
          </table:table-cell>
          <table:table-cell office:value-type="string" calcext:value-type="string">
            <text:p>Royaume de France</text:p>
          </table:table-cell>
          <table:table-cell/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Royaume de Franc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500AnoEco02</text:p>
          </table:table-cell>
          <table:table-cell office:value-type="string" calcext:value-type="string">
            <text:p>Royaume de France</text:p>
          </table:table-cell>
          <table:table-cell/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Royaume de Franc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515JLioEco01</text:p>
          </table:table-cell>
          <table:table-cell office:value-type="string" calcext:value-type="string">
            <text:p>Royaume de France</text:p>
          </table:table-cell>
          <table:table-cell/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Royaume de Franc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515JLioEco02</text:p>
          </table:table-cell>
          <table:table-cell office:value-type="string" calcext:value-type="string">
            <text:p>Royaume de France</text:p>
          </table:table-cell>
          <table:table-cell/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Royaume de Franc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515JLioEco03</text:p>
          </table:table-cell>
          <table:table-cell office:value-type="string" calcext:value-type="string">
            <text:p>Royaume de France</text:p>
          </table:table-cell>
          <table:table-cell/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Royaume de Franc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1500AnoEco</text:p>
          </table:table-cell>
          <table:table-cell office:value-type="string" calcext:value-type="string">
            <text:p>Espagne</text:p>
          </table:table-cell>
          <table:table-cell/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Espag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1600AnoEco</text:p>
          </table:table-cell>
          <table:table-cell office:value-type="string" calcext:value-type="string">
            <text:p>Royaume de France</text:p>
          </table:table-cell>
          <table:table-cell/>
          <table:table-cell office:value-type="string" calcext:value-type="string">
            <text:p>Royaume de 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Royaume de Franc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1468GallDiBA</text:p>
          </table:table-cell>
          <table:table-cell office:value-type="string" calcext:value-type="string">
            <text:p>Espagne</text:p>
          </table:table-cell>
          <table:table-cell/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Espag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625NomeDiBA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Naples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pl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E1500AnoMons</text:p>
          </table:table-cell>
          <table:table-cell office:value-type="string" calcext:value-type="string">
            <text:p>Pays-Bas espagnols (XVIIᵉ s)</text:p>
          </table:table-cell>
          <table:table-cell/>
          <table:table-cell office:value-type="string" calcext:value-type="string">
            <text:p>Pays-Bas espagnols (XVI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 espagnol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1500GallCollP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Castille</text:p>
          </table:table-cell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til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1486SedaCollP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Burgos (?)</text:p>
          </table:table-cell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rg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1491PBerrPra01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Ávila</text:p>
          </table:table-cell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Ávi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1508JBorgoDallas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Tolède</text:p>
          </table:table-cell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lè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00AnoMASA01</text:p>
          </table:table-cell>
          <table:table-cell office:value-type="string" calcext:value-type="string">
            <text:p>Portugal (?)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00AnoMASA02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485AnoFCG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00VGilEFMdC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mb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30FCarloEFMdC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08FHenrEFMdC01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20FCarloEFMdC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08FHenrEFMdC02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08FHenrEFMdC03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50AnoEFMdC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25AYsenEFMdC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00MREEFMdC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Bruges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g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50AnoEFMdC_01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52DConEFMdC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50DConEFMdC_01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40DConEFMdC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5PontDiBA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50DConEFMdC_02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46DConEFMdC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50AnoEFMdC_02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44GLopEFMdC01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44GLopEFMdC02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25AnoEFMdC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30AnoEFMdC01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30AnoEFMdC02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615PNunEFMdC01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615PNunEFMdC02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30GLopMMIPO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90DTeixAdCosMMIPO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15CdCoMMIPO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91DTeixMMIPO01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91DTeixMMIPO02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91DTeixMMIPO03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647JAyaMNSR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20FCarloMNSR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Évo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00WMuelMNSR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Anvers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v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11VFernaMNSR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e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11VFernaMNSR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e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00AnoMNSR01</text:p>
          </table:table-cell>
          <table:table-cell office:value-type="string" calcext:value-type="string">
            <text:p>Japon</text:p>
          </table:table-cell>
          <table:table-cell/>
          <table:table-cell office:value-type="string" calcext:value-type="string">
            <text:p>J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Japon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E1600AnoMNSR</text:p>
          </table:table-cell>
          <table:table-cell office:value-type="string" calcext:value-type="string">
            <text:p>Pays-Bas espagnols (XVIIᵉ s)</text:p>
          </table:table-cell>
          <table:table-cell/>
          <table:table-cell office:value-type="string" calcext:value-type="string">
            <text:p>Pays-Bas espagnols (XVI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 espagnol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00AnoMNSR02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08FHenrMNAA01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08FHenrMNAA02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08FHenrMNAA03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08FHenrMNAA04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08FHenrMNAA05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15JAfoMNAA01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15JAfoMNAA02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15JAfoMNAA03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15JAfoMNAA04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15JAfoMNAA05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15JAfoMNAA06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15JAfoMNAA07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08FHenrMNAA06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20AnoMNAA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isbonne</text:p>
          </table:table-cell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15MdLouMNAA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23GLopMNAA01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23GLopMNAA02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23GLopMNAA03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23GLopMNAA04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23GLopMNAA05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23GLopMNAA06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23GLopMNAA07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23GLopMNAA08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23GLopMNAA09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29FCarloMNAA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20FCarloMNAA01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20FCarloMNAA02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20FCarloMNAA03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20FCarloMNAA04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25VFernaMNAA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20VGilMNA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imb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21FigueMNAA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00AnoMNAA01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00AnoMNAA02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00AnoMNAA03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AnoMNAA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0CsSMNAA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5LMaMNAA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AnoMNAA02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10QMetMNAA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20AnoMNAA01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50AnoMNAA01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602AlloMNAA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r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490MGrossPraCSA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Salzbourg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zbour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480AnoPraCSA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Nuremberg (?)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rembe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1540MIWPraCSA</text:p>
          </table:table-cell>
          <table:table-cell office:value-type="string" calcext:value-type="string">
            <text:p>Pays germaniques</text:p>
          </table:table-cell>
          <table:table-cell/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 germaniqu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92DTeixMMIPO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608AnoMMIPO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00MLAPraCSA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Prague (?)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1520LCaPraCSA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Wittenberg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tenber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20GHerlPraCSA</text:p>
          </table:table-cell>
          <table:table-cell office:value-type="string" calcext:value-type="string">
            <text:p>Pays germaniques</text:p>
          </table:table-cell>
          <table:table-cell/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 germaniqu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00MLAPraCSA02</text:p>
          </table:table-cell>
          <table:table-cell office:value-type="string" calcext:value-type="string">
            <text:p>Pays germaniques</text:p>
          </table:table-cell>
          <table:table-cell/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 germaniqu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15MLAPraCSA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15MLAPraCSA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25AAlPraCSA</text:p>
          </table:table-cell>
          <table:table-cell office:value-type="string" calcext:value-type="string">
            <text:p>Pays germaniques</text:p>
          </table:table-cell>
          <table:table-cell/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 germaniqu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12LCaPraCSA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Wittenberg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tenber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00MHKAPraCSA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Chrudim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rud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10AnoPraCSA01</text:p>
          </table:table-cell>
          <table:table-cell office:value-type="string" calcext:value-type="string">
            <text:p>Pays germaniques</text:p>
          </table:table-cell>
          <table:table-cell/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 germaniqu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475AnoMNAA01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00AnoMNAA04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475AnoMNAA02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00AnoMNAA05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00AnoMNAA06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Cologne (?)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og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Ba1500AnoMNAA07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Cologne (?)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og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1490AnoMNAA</text:p>
          </table:table-cell>
          <table:table-cell office:value-type="string" calcext:value-type="string">
            <text:p>Espagne</text:p>
          </table:table-cell>
          <table:table-cell/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Espag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1495AnoMNAA</text:p>
          </table:table-cell>
          <table:table-cell office:value-type="string" calcext:value-type="string">
            <text:p>Espagne</text:p>
          </table:table-cell>
          <table:table-cell/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Espag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1500AnoMNAA01</text:p>
          </table:table-cell>
          <table:table-cell office:value-type="string" calcext:value-type="string">
            <text:p>Espagne</text:p>
          </table:table-cell>
          <table:table-cell/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Espag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1500AnoMNAA02</text:p>
          </table:table-cell>
          <table:table-cell office:value-type="string" calcext:value-type="string">
            <text:p>Espagne</text:p>
          </table:table-cell>
          <table:table-cell/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Espag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1500AnoMNAA03</text:p>
          </table:table-cell>
          <table:table-cell office:value-type="string" calcext:value-type="string">
            <text:p>Espagne</text:p>
          </table:table-cell>
          <table:table-cell/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Espag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1500AnoMNAA04</text:p>
          </table:table-cell>
          <table:table-cell office:value-type="string" calcext:value-type="string">
            <text:p>Espagne</text:p>
          </table:table-cell>
          <table:table-cell/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Espag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09QMetMNAA01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09QMetMNAA02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09QMetMNAA03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20AnoMNAA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10MLAPraCSA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AnoPraCh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75VeroPraCh</text:p>
          </table:table-cell>
          <table:table-cell office:value-type="string" calcext:value-type="string">
            <text:p>Péninsule italienne</text:p>
          </table:table-cell>
          <table:table-cell office:value-type="string" calcext:value-type="string">
            <text:p>Venise</text:p>
          </table:table-cell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1540HHJPraCh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Angleter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20MOstenPraCh</text:p>
          </table:table-cell>
          <table:table-cell office:value-type="string" calcext:value-type="string">
            <text:p>Pays germaniques</text:p>
          </table:table-cell>
          <table:table-cell/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 germaniqu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470GonNuMNAA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isbonne</text:p>
          </table:table-cell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470GonNuMNAA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isbonne</text:p>
          </table:table-cell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37VazMNA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e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20FigueMNAA01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00AnoMNAA01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40AnoMNAA01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15JAfoMNAA08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50AnoMNAA01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50AnoMNAA02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20GranASH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20GranASH02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490AnoASH</text:p>
          </table:table-cell>
          <table:table-cell office:value-type="string" calcext:value-type="string">
            <text:p>Pays germaniques</text:p>
          </table:table-cell>
          <table:table-cell/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 germaniqu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20AnoASH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00AnoASH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55VenuASH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14HSchASH</text:p>
          </table:table-cell>
          <table:table-cell office:value-type="string" calcext:value-type="string">
            <text:p>Pays germaniques</text:p>
          </table:table-cell>
          <table:table-cell/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 germaniqu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41SellCCO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66RGarbCCO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80LMaCCO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19AnoMNAA0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isbonne</text:p>
          </table:table-cell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49Md1MNAA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20AnoMNAA02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19AnoMNAA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isbonne</text:p>
          </table:table-cell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bon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35GLopMNAA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00AnoMNAA02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30AnoMNAA01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40AnoMNAA02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08FHenrMNAA07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608DLPMNAA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600AnoMNAA01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50AnoMNAA02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00AnoMNAA08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00AnoMNAA09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1600AnoMNAA</text:p>
          </table:table-cell>
          <table:table-cell office:value-type="string" calcext:value-type="string">
            <text:p>Espagne</text:p>
          </table:table-cell>
          <table:table-cell/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Espag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00AnoMNAA03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50FdHMNAA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40AnoMNAA03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40AnoMNAA04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1500AnoMNAA05</text:p>
          </table:table-cell>
          <table:table-cell office:value-type="string" calcext:value-type="string">
            <text:p>Espagne</text:p>
          </table:table-cell>
          <table:table-cell/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Espag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00FigueMNAA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20AnoMNAA03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600PaivMNAA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700AnoMNAA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00MdSMNAA01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00MdSMNAA02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00MdSMNAA03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00MdSMNAA04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00MdSMNAA05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00MdSMNAA06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600AnoMNAA02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600AnoMNAA03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E1648JvKMNAA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05AnoMNAA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600AnoMNAA04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600AnoMNAA</text:p>
          </table:table-cell>
          <table:table-cell office:value-type="string" calcext:value-type="string">
            <text:p>Péninsule italienne (?)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25LMaMNAA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1500AnoMNAA06</text:p>
          </table:table-cell>
          <table:table-cell office:value-type="string" calcext:value-type="string">
            <text:p>Espagne</text:p>
          </table:table-cell>
          <table:table-cell/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Espag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75MBOMNAA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537GFernaMNAA01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1600AnoMNAA05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ortug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1600AnoMNAA</text:p>
          </table:table-cell>
          <table:table-cell office:value-type="string" calcext:value-type="string">
            <text:p>Asie</text:p>
          </table:table-cell>
          <table:table-cell/>
          <table:table-cell office:value-type="string" calcext:value-type="string">
            <text:p>As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Asi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1555AnoMNAA01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As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1555AnoMNAA02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As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60CesuWall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1545BettesTB</text:p>
          </table:table-cell>
          <table:table-cell office:value-type="string" calcext:value-type="string">
            <text:p>Angleterre</text:p>
          </table:table-cell>
          <table:table-cell/>
          <table:table-cell office:value-type="string" calcext:value-type="string">
            <text:p>Angleter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Angleterr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1590AnoTB</text:p>
          </table:table-cell>
          <table:table-cell office:value-type="string" calcext:value-type="string">
            <text:p>Angleterre</text:p>
          </table:table-cell>
          <table:table-cell/>
          <table:table-cell office:value-type="string" calcext:value-type="string">
            <text:p>Angleter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Angleterr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0AnoDiBA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478MRoCoDiBA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sbour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478MRoCoDiBA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sbour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1540AnoHoly</text:p>
          </table:table-cell>
          <table:table-cell office:value-type="string" calcext:value-type="string">
            <text:p>Angleterre</text:p>
          </table:table-cell>
          <table:table-cell/>
          <table:table-cell office:value-type="string" calcext:value-type="string">
            <text:p>Angleter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Angleterr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1610AnoHoly</text:p>
          </table:table-cell>
          <table:table-cell office:value-type="string" calcext:value-type="string">
            <text:p>Angleterre</text:p>
          </table:table-cell>
          <table:table-cell/>
          <table:table-cell office:value-type="string" calcext:value-type="string">
            <text:p>Angleter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Angleterr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20LCaPraCh</text:p>
          </table:table-cell>
          <table:table-cell office:value-type="string" calcext:value-type="string">
            <text:p>Pays germaniques</text:p>
          </table:table-cell>
          <table:table-cell/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 germaniqu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10AnoPraCSA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Bohème (?)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hè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1510AnoPraCSA03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Bohème (?)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hè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1510MLAPraCSA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10MLAPraCSA03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80MCoxPraPS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Malines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in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1CaroPraPS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20LCaPraPS01</text:p>
          </table:table-cell>
          <table:table-cell office:value-type="string" calcext:value-type="string">
            <text:p>Pays germaniques</text:p>
          </table:table-cell>
          <table:table-cell/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 germaniqu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25MIWPraPS</text:p>
          </table:table-cell>
          <table:table-cell office:value-type="string" calcext:value-type="string">
            <text:p>Pays germaniques</text:p>
          </table:table-cell>
          <table:table-cell/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 germaniqu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11MFLPraPS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17HWertPraPS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Landshut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dsh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15BStriPraPS</text:p>
          </table:table-cell>
          <table:table-cell office:value-type="string" calcext:value-type="string">
            <text:p>Pays germaniques</text:p>
          </table:table-cell>
          <table:table-cell/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 germaniqu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482EngePraPS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Leyde (?)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y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1490HHAPraPS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Augsbourg (?)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gsbou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1509HHAPraPS01</text:p>
          </table:table-cell>
          <table:table-cell office:value-type="string" calcext:value-type="string">
            <text:p>Pays germaniques</text:p>
          </table:table-cell>
          <table:table-cell/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 germaniqu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09HHAPraPS02</text:p>
          </table:table-cell>
          <table:table-cell office:value-type="string" calcext:value-type="string">
            <text:p>Pays germaniques</text:p>
          </table:table-cell>
          <table:table-cell/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 germanique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02PVenPraPS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95LBreaPraPSt01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495LBreaPraPSt02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1510DFerrPraPSt</text:p>
          </table:table-cell>
          <table:table-cell office:value-type="string" calcext:value-type="string">
            <text:p>Péninsule italienne</text:p>
          </table:table-cell>
          <table:table-cell/>
          <table:table-cell office:value-type="string" calcext:value-type="string">
            <text:p>Péninsule italien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éninsule italienn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482EngePraPSt</text:p>
          </table:table-cell>
          <table:table-cell office:value-type="string" calcext:value-type="string">
            <text:p>Pays-Bas (XVIᵉ s)</text:p>
          </table:table-cell>
          <table:table-cell office:value-type="string" calcext:value-type="string">
            <text:p>Leyde (?)</text:p>
          </table:table-cell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y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Ba1525AnoPraPSt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510AnoPraPSt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a1493MFrPraPSt</text:p>
          </table:table-cell>
          <table:table-cell office:value-type="string" calcext:value-type="string">
            <text:p>Pays-Bas (XVIᵉ s)</text:p>
          </table:table-cell>
          <table:table-cell/>
          <table:table-cell office:value-type="string" calcext:value-type="string">
            <text:p>Pays-Bas (XVIᵉ 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lle inconnue (Pays-Ba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506MGutJPraPSt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Constance (?)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1516HBGPraPSt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Fribourg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bour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499HRaphPraPSt0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ötting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499HRaphPraPSt0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ötting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499HRaphPraPSt03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ötting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499HRaphPraPSt04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ötting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499HRaphPraPSt05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ötting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499HRaphPraPSt06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ötting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499HRaphPraPSt07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ötting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499HRaphPraPSt08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ötting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499HRaphPraPSt09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ötting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499HRaphPraPSt10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ötting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499HRaphPraPSt11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ötting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499HRaphPraPSt12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ötting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1499HRaphPraPSt13</text:p>
          </table:table-cell>
          <table:table-cell office:value-type="string" calcext:value-type="string">
            <text:p>Pays germaniques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Pays germaniq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öttingen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 style:data-style-name="N2" text:time-value="14:43:20.7261644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document-statistic meta:table-count="1" meta:cell-count="3880" meta:object-count="0"/>
  </office:meta>
</office:document-meta>
</file>